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break-before="page"/>
      <style:text-properties fo:font-size="14pt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T1" style:family="text">
      <style:text-properties officeooo:rsid="0017d429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 sistema de produção de McDonald´s compreende uma diversidade de empresas e processos. A mercadoria chega às suas lojas para preparação final e montagem, que ocorrem por meio de procedimentos estabelecidos em manuais, constantemente acelerados, seguindo a lógica que dá visibilidade à experiência fast food da marca. O objetivo desse artigo, portanto, é estudar como o trabalho é representado dentro da loja de McDonald´s, por meio de regimes de visibilidade que, na frente do balcão, apagam a<text:span text:style-name="T1">z</text:span> materialidade da produção dos alimentos, e constroem a imaterialidade da experiência da mercadoria embalada para consumo. Este artigo também englobará o estudo da metodologia de trabalho do restaurante, os processos produtivos inclusos, e ao término do estudo será proposto uma melhoria em uma etapa do processo.</text:p>
      <text:p text:style-name="P3"/>
      <text:p text:style-name="P3">Ao trabalhar com sistemas de produção em uma rede de fast-food é possível observar certa complexidade presente em todas as etapas do processo produtivo, isso vai desde o pedido dos insumos utilizados na produção dos produtos até a entrega final para o cliente. Busquei nesse período de estudos analisar e compreender o método de trabalho do McDonald’s referentes produção do lanche Big Mac a fim de identificar e detalhar a montagem do lanche. Isso proporcionou melhor entendimento sobre a preparação, qualidade do produto, layout, estoque, previsão de demanda, venda e tempo de atendimento ao cliente. <text:span text:style-name="T3">A produção é baseada no modelo Fordista</text:span>, comumente utilizado na indústria automobilística e em linhas de produção onde as <text:span text:style-name="T3">diretrizes de trabalho envolvem alto desempenho de produtividade</text:span>. Após a compreensão do sistema e da problematização, busquei o embasamento teórico por meio de artigos científicos e o detalhamento de cada etapa do processo.</text:p>
      <text:p text:style-name="P3"/>
      <text:p text:style-name="P3">Em termos de objetivos específicos pretendeu-se:</text:p>
      <text:p text:style-name="P3"/>
      <text:p text:style-name="P3">- <text:span text:style-name="T3">Entender a importância da programação de quantos itens serão consumidos em um determinado intervalo de tempo</text:span>, pois o estoque tem que ser o menor possível, para quaisquer problemas futuros tanto para não haver sobras quanto para que não falte insumos. (<text:span text:style-name="T3">Controle de estoques</text:span>).</text:p>
      <text:p text:style-name="P3"/>
      <text:p text:style-name="P3">- Analisar <text:span text:style-name="T3">como os funcionários fazem a montagem do lanche</text:span>, pois os itens já vêm prontos para serem somente montados. (<text:span text:style-name="T3">Processo produtivo</text:span>)</text:p>
      <text:p text:style-name="P3"/>
      <text:p text:style-name="P3">Compreender como é feita a <text:span text:style-name="T3">coleta de informações sobre os pedidos</text:span> dos clientes no estabelecimento. (<text:span text:style-name="T3">Atendimento ao cliente</text:span>)</text:p>
      <text:p text:style-name="P3"/>
      <text:p text:style-name="P3">- Analisar como é feito o processo de montagem do lanche que foi escolhido para o estudo. (Montagem do Big Mac)</text:p>
      <text:p text:style-name="P3"/>
      <text:p text:style-name="P3">- Analisar <text:span text:style-name="T3">como foi predisposto cada instrumento de trabalho</text:span> dentro da cozinha, para que a montagem do lanche seja feita com maior agilidade possível, trabalhando também com ergonomia dos funcionários. (Layout)</text:p>
      <text:p text:style-name="P3"/>
      <text:p text:style-name="P3">- Averiguar o <text:span text:style-name="T3">processo e subprocesso de montagem</text:span> do lanche bem como o tempo que ele leva para ser montado. (Tempos e métodos)</text:p>
      <text:p text:style-name="P3"/>
      <text:p text:style-name="P3">No entanto, há um processo complexo que ocorre antes do pedido do consumidor por determinado produto. A produção de cada elemento que está presente nos processos de montagem e finalização depende da materialidade de agricultores, indústrias e fornecedores diversos. Sendo assim, para que o consumo do trabalho imaterial da cozinha dentro da loja McDonald´s seja possível, são necessárias diversas etapas de <text:soft-page-break/>trabalho para criar sua materialidade. Diante desse processo de apagamento e de visibilidade sobre determinadas partes da produção e do trabalho, como experiência de consumo de uma marca, analisa-se a relação da imaterialidade do trabalho com a cultura contemporânea, assim como sua incorporação na própria experiência de consumo do trabalho.</text:p>
      <text:p text:style-name="P3"/>
      <text:p text:style-name="P3">Ao planejar um método para a produção de determinado produto o objetivo principal é alcançar o menor tempo de fabricação, para que esse método seja implantado e haja certa coerência entre os funcionários, se faz necessário padronizar para que, desta forma, todos consigam atingir os mesmos resultados em tempo similares. É de extrema relevância que o método desenvolvido seja aplicado e cronometrado em ritmo normal e que o funcionário consiga manter a média de tempo estipulada durante sua jornada de serviço.</text:p>
      <text:p text:style-name="P3"/>
      <text:p text:style-name="P3">Como o McDonald’s é uma empresa com o processo produtivo puxado, ou seja, a liberação de trabalho é autorizada somente após a confirmação do pedido, se observa pouco estoque de produtos em processo, apesar de ser uma rede de fast-food. A meta, que é cumprida na maioria das vezes, referente à entrega do lanche (considerando o Big Mac como lanche que eu escolhi para o artigo, podendo variar de acordo com o lanche escolhido) é de 30 a 50 segundos, a partir do pedido do cliente, com isso, o tempo de espera pelo pedido é consideravelmente baixo.</text:p>
      <text:p text:style-name="P3"/>
      <text:p text:style-name="P3">Na maioria das vezes o próprio nível de desenvolvimento da tecnologia não nos permite que haja fluxo totalmente contínuo. Por isso, é responsabilidade de cada empresa encontrar a melhor maneira de desenvolver um fluxo suave e uma melhor coordenação dos processos através da fábrica. O ideal é ter a “peça certa no momento certo e na quantidade certa, e podemos acrescentar no lugar certo”. Ou seja, produzir "Just-in-time" permite diminuir custos relativos à aquisição e manutenção de estoques, aumentando o espaço físico disponível. O fluxo contínuo e o Just-in-time formam um dos pilares da produção enxuta. A redução de estoques causada pela utilização destes, propicia o aparecimento de problemas mascarados por este excesso de produção. Podemos citar como exemplos problemas de qualidade, "desbalanceamento" da linha, setups demorados, quebra de máquinas, longos transportes, entre outros. A busca de soluções para estes problemas, fortalecido com políticas de apoio a sugestões e melhorias, impulsiona um processo de motivação e redução de custos muitas vezes construídos pelos próprios operadores.</text:p>
      <text:p text:style-name="P3"/>
      <text:p text:style-name="P1">Flexibilidade e Programação</text:p>
      <text:p text:style-name="P3">Por meio da flexibilidade na linha de produção, esta se alinha a demanda do consumidor. Permite também a capacidade de acoplamento e desacoplamento de módulos nesta mesma produção, fazendo com que as máquinas possam ser alternadas – conseguindo assim atender a diversas demandas e pedidos dos consumidores.</text:p>
      <text:p text:style-name="P3"/>
      <text:p text:style-name="P3">A flexibilidade é percebida como fundamental para as empresas tanto em uma visão de produção em massa quanto de produção enxuta. Entretanto a maneira escolhida para desenvolver a flexibilidade é diferente nos dois sistemas. O sistema de produção em massa usa técnicas de produção baseadas em planejamento de curto prazo (chamaremos de programação operacional) e planejamento de médio e longo prazo (programação estratégica). A programação operacional informa à fábrica o que será produzido em um certo intervalo de tempo, através de ordens de produção. Esta programação é freqüentemente vítima de mudanças repentinas, uma vez que é baseada em previsões de demanda e não nas demandas reais. Lembrando que nenhuma previsão é aceitável, de modo que as ordens de produção são mantidas abertas.</text:p>
      <text:p text:style-name="P3"/>
      <text:p text:style-name="P3">A programação estratégica funciona para preparar a empresa a mudanças que podem ocorrer a médio e longo prazo. Períodos de sazonalidade, grandes aumentos ou declínios de demanda podem causar problemas de suprimento da linha de produção pela diferença entre o consumo esperado e o realizado. Estes problemas devem ser resolvidos pela programação estratégica para que não comprometam o funcionamento da linha.</text:p>
      <text:p text:style-name="P3"/>
      <text:p text:style-name="P3">O STP utiliza o sistema puxado, baseado no Just-in-time, substitui a programação operacional por quadros de kanban e supermercados. De certa forma, estas ferramentas de gestão têm o “poder” de decidir sobre o quê, quanto e quando produzir. Além do que trabalha com layouts orientados por produtos ou família de produtos, para manter o fluxo e visualizar com mais facilmente os problemas. Apesar de parecer simples, o sistema elimina a programação operacional, mas não a programação estratégica.</text:p>
      <text:p text:style-name="P3"/>
      <text:p text:style-name="P3">A programação estratégica deve se preocupar justamente em conferir ao sistema flexibilidade ao dimensionar o supermercado é possível absorver oscilações de demanda antes atendidas pela programação operacional. Com tempos de setups cada vez menores, lotes pequenos para puxar a produção, inventários reduzidos, células de produção com linhas em forma de “U” e funcionários multifuncionais, é possível trabalhar com “bandas de oscilação” ou seja, zona dentro da qual o pedido será atendido independentemente da demanda.</text:p>
      <text:p text:style-name="P3"/>
      <text:p text:style-name="P1">Fluxo de Valor</text:p>
      <text:p text:style-name="P3">Seguindo o fluxo de produção de um sanduíche, os ingredientes são retirados de câmaras frias, as carnes enviadas para chapas e os pães para as tostadeiras. Em seguida é feita a montagem dos sanduíches, complementados com molhos, saladas e queijos específicos, segundo receita prévia. Só então os sanduíches são embalados e são dispostos na estufa. De acordo com os pedidos, os sanduíches são retirados e entregues aos clientes. Por trás desta organização há, na realidade, um conjunto específico de atributos (que conferem o valor sob a ótica do cliente final) que devem ser satisfeitos: qualidade uniforme, velocidade, agilidade e frescor dos produtos.</text:p>
      <text:p text:style-name="P3"/>
      <text:p text:style-name="P4">Fluxo Contínuo Puxado</text:p>
      <text:p text:style-name="P3"/>
      <text:p text:style-name="P3">A produção do McDonald’s é organizada buscando fluxo contínuo, ou seja, produzir um produto sem paradas entre processos. Para garantir a satisfação dos atributos agilidade e rapidez. Considerando que, neste caso, os ingredientes envolvidos no processo são perecíveis, altos estoques ocasionariam perdas de produtos e de qualidade, além do valor percebido pelo cliente.</text:p>
      <text:p text:style-name="P3"/>
      <text:p text:style-name="P3">Os estudos apresentados até aqui caracterizam o que se poderia chamar de um perfeito sistema enxuto de produção, esta forma de organização de produção confere ao McDonald’s flexibilidade para decidir quando e qual sistema produtivo poderá ser utilizado para suprir atender a demanda. Um mix entre programação estratégica e programação operacional, entre produção puxada e programação, é feito visando a maior eficiência do sistema como um todo.</text:p>
      <text:p text:style-name="P3"/>
      <text:p text:style-name="P1">Considerações a Cerca da Flexibilidade e Programação</text:p>
      <text:p text:style-name="P3">Para atuar de acordo com as oscilações de demanda exigidas durante um dia de produção, a empresa organiza sua produção de modo a permitir escolher o sistema que melhor se adapte ao período. Em momentos de baixa demanda a empresa utiliza o sistema puxado, descrito anteriormente, visando minimizar os custos. Já em períodos de alta demanda, o sistema utilizado é de produção em massa, pois neste caso, é mais vantajoso garantir uma maior produtividade mesmo gerando algum desperdício.</text:p>
      <text:p text:style-name="P3"/>
      <text:p text:style-name="P3">A empresa utiliza layout celular e funcionários multifuncionais para garantir que os dois métodos sejam aplicados. Além disto, o kanban de ingredientes e a gestão visual eficiente possibilitam formas rápidas de fluxo de informação e que o ritmo da produção seja aumentado ou diminuído com agilidade. A programação estratégica da produção no McDonald’s é feita através de uma programação diária de vendas, onde cada pedido é chamado de “TC”. Esta previsão é dividida por hora e tem ênfase nos períodos de maior fluxo, como por exemplo almoço e jantar. Visando eliminar a produção excessiva de certa qualidade de sanduíche, avalia-se as vendas mensais de cada gênero, 2 anos antes do atual. Então são feitas previsões baseadas em estimativas de dias anteriores, condições climáticas e comportamento semanal e mensal. A programação garante toda a logística interna e preparação dos alimentos e ingredientes para a possível demanda da hora, além da relocação de pessoal, é também esta programação que serve de base para a escolha de qual processo produtivo será utilizado pela empresa. Em períodos de maior demanda, o processo produtivo é de produção em massa. Ao invés de usar TC´s , há uma pré-definição de quantos e quais sanduíches serão produzidos. Neste caso, a programação estratégica, possibilita uma programação operacional e garante que as necessidades dos clientes sejam atendidas e que o fluxo de valor flua, além de possibilitar que o processo e o McDonald’s estejam sempre prontos para atender os clientes.</text:p>
      <text:p text:style-name="P3"/>
      <text:p text:style-name="P3">Já no caso de baixa demanda, o processo é puxado pelo cliente, o que caracteriza a produção enxuta. A programação estratégica é necessária para estipular níveis de estoques e pessoal, mas todo o processo de produção deve estar preparado para que no momento que o cliente executar uma compra, tudo ocorra com naturalidade e que o cliente seja atendido com a maior rapidez e qualidade possíveis, just-in-time. Nesta situação têm-se uma evidente redução de custos de desperdício de matéria-prima, produto acabado, pessoal e estoques.</text:p>
      <text:p text:style-name="P2"/>
      <text:p text:style-name="P1">Conclusão</text:p>
      <text:p text:style-name="P3"/>
      <text:p text:style-name="P3">Neste artigo podemos observar que ao contrário do antigo modelo de produção, a filosofia Just - in - Time pode ajudar na redução de perdas, pois se a refeição fast - food, já pronta, não for consumida, era necessário o descarte ao passar do dia, e, esse modelo de produção empurrada, fazia com que os lanches fossem totalmente padronizados, limitando a flexibilidade de estar se adaptando algumas exigências de gosto de alguns mercados e de cada cliente. Por fim, notamos que a instauração de alguns métodos e conceitos da filosofia Just - in - Time num sistema de produção fast - food pode resultar em melhorias dos produtos, como: atendimento mais veloz, uma exigência constante nesse tipo de comércio, e inserção em uma busca por um processo de melhoria contínua. Os resultados encontrados permitem uma reflexão sobre adaptabilidade da Cultura Oganizacional de uma empresa sobre um outro modelo de gerenciamento e sobre benefícios e dificuldades que um novo método administrativo pode traze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8:43:08.197864642</meta:creation-date>
    <dc:date>2022-09-28T07:52:47.892770506</dc:date>
    <meta:editing-duration>PT16M3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6" meta:paragraph-count="30" meta:word-count="2073" meta:character-count="13321" meta:non-whitespace-character-count="11277"/>
  </office:meta>
</office:document-meta>
</file>